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1.05in"/>
    </style:style>
    <style:style style:name="co7" style:family="table-column">
      <style:table-column-properties fo:break-before="auto" style:column-width="0.6882in"/>
    </style:style>
    <style:style style:name="co8" style:family="table-column">
      <style:table-column-properties fo:break-before="auto" style:column-width="0.502in"/>
    </style:style>
    <style:style style:name="co9" style:family="table-column">
      <style:table-column-properties fo:break-before="auto" style:column-width="0.490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none"/>
      <style:text-properties style:font-name="Times New Roman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start" fo:margin-left="0in"/>
    </style:style>
    <style:style style:name="ce8" style:family="table-cell" style:parent-style-name="Default">
      <style:table-cell-properties fo:border-bottom="none" fo:border-left="0.0008in solid #000000" fo:border-right="none" fo:border-top="0.0008in solid #000000"/>
    </style:style>
    <style:style style:name="ce9" style:family="table-cell" style:parent-style-name="Default">
      <style:table-cell-properties fo:border-bottom="0.0008in solid #000000" fo:border-left="0.0008in solid #000000" fo:padding-bottom="0.0693in" fo:padding-left="0.0138in" fo:padding-right="0.0138in" fo:padding-top="0.0138in" fo:border-right="none" fo:border-top="0.0008in solid #000000"/>
    </style:style>
    <style:style style:name="ce10" style:family="table-cell" style:parent-style-name="Default">
      <style:table-cell-properties fo:border-bottom="none" fo:border-left="0.0008in solid #000000" fo:padding-bottom="0.0693in" fo:padding-left="0.2083in" fo:padding-right="0in" fo:padding-top="0.0138in" fo:border-right="none" fo:border-top="0.0008in solid #000000"/>
    </style:style>
    <style:style style:name="ce11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start" fo:margin-left="0in"/>
    </style:style>
    <style:style style:name="ce13" style:family="table-cell" style:parent-style-name="Default">
      <style:table-cell-properties fo:border-bottom="none" fo:border-left="none" fo:padding-bottom="0.0693in" fo:padding-left="0.0693in" fo:padding-right="0in" fo:padding-top="0.0138in" fo:border-right="none" fo:border-top="0.0008in solid #000000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padding-bottom="0.0693in" fo:padding-left="0.2083in" fo:padding-right="0in" fo:padding-top="0.0138in" fo:border-right="none" fo:border-top="0.0008in solid #000000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693in" fo:padding-left="0.0693in" fo:padding-right="0in" fo:padding-top="0.0138in" fo:border-right="none" fo:border-top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padding-bottom="0.0693in" fo:padding-left="0.0693in" fo:padding-right="0in" fo:padding-top="0.0138in" fo:border-right="0.0008in solid #000000" fo:border-top="0.0008in solid #000000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22" style:family="table-cell" style:parent-style-name="Default">
      <style:table-cell-properties fo:border-bottom="none" fo:border-left="none" fo:border-right="0.0008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" fo:font-size="12pt" fo:language="en" fo:country="US" style:text-underline-style="none" fo:font-weight="normal" style:font-name-asian="Lucida Sans Unicode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2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start" fo:margin-left="0in"/>
      <style:text-properties style:font-name="Times New Roman" fo:font-size="12pt" fo:language="en" fo:country="US" style:text-underline-style="none" fo:font-weight="normal" style:font-name-asian="Lucida Sans Unicode" style:font-size-asian="12pt" style:language-asian="en" style:country-asian="US" style:font-weight-asian="normal" style:font-name-complex="Tahoma" style:font-size-complex="12pt" style:language-complex="en" style:country-complex="US" style:font-weight-complex="normal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7"/>
        <table:table-row table:style-name="ro1">
          <table:table-cell table:style-name="ce1" office:value-type="string">
            <text:p>Ingredient</text:p>
          </table:table-cell>
          <table:table-cell table:style-name="ce5" office:value-type="string">
            <text:p>Proteins</text:p>
          </table:table-cell>
          <table:table-cell table:style-name="ce5" office:value-type="string">
            <text:p>Fat</text:p>
          </table:table-cell>
          <table:table-cell table:style-name="ce5" office:value-type="string">
            <text:p>Carbohydrates</text:p>
          </table:table-cell>
          <table:table-cell table:style-name="ce6" office:value-type="string">
            <text:p>Calories</text:p>
          </table:table-cell>
        </table:table-row>
        <table:table-row table:style-name="ro2">
          <table:table-cell table:style-name="ce2" office:value-type="string">
            <text:p>Egg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2">
            <text:p>0.2</text:p>
          </table:table-cell>
          <table:table-cell table:formula="of:=ROUND(SUM([.B2]*4;[.C2]*9;[.D2]*4 ); 1)" office:value-type="float" office:value="69.8">
            <text:p>69.8</text:p>
          </table:table-cell>
        </table:table-row>
        <table:table-row table:style-name="ro2">
          <table:table-cell table:style-name="ce2" office:value-type="string">
            <text:p>Frie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ROUND(SUM([.B3]*4;[.C3]*9;[.D3]*4 ); 1)" office:value-type="float" office:value="169">
            <text:p>169</text:p>
          </table:table-cell>
        </table:table-row>
        <table:table-row table:style-name="ro2">
          <table:table-cell table:style-name="ce2" office:value-type="string">
            <text:p>Cheese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ROUND(SUM([.B4]*4;[.C4]*9;[.D4]*4 ); 1)" office:value-type="float" office:value="258">
            <text:p>258</text:p>
          </table:table-cell>
        </table:table-row>
        <table:table-row table:style-name="ro2">
          <table:table-cell table:style-name="ce3" office:value-type="string">
            <text:p>Wieners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ROUND(SUM([.B5]*4;[.C5]*9;[.D5]*4 ); 1)" office:value-type="float" office:value="271">
            <text:p>271</text:p>
          </table:table-cell>
        </table:table-row>
        <table:table-row table:style-name="ro2">
          <table:table-cell table:style-name="ce2" office:value-type="string">
            <text:p>Chicken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ROUND(SUM([.B6]*4;[.C6]*9;[.D6]*4 ); 1)" office:value-type="float" office:value="110">
            <text:p>110</text:p>
          </table:table-cell>
        </table:table-row>
        <table:table-row table:style-name="ro2">
          <table:table-cell table:style-name="ce2" office:value-type="string">
            <text:p>Potatoes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ROUND(SUM([.B7]*4;[.C7]*9;[.D7]*4 ); 1)" office:value-type="float" office:value="98.4">
            <text:p>98.4</text:p>
          </table:table-cell>
        </table:table-row>
        <table:table-row table:style-name="ro2">
          <table:table-cell table:style-name="ce2" office:value-type="string">
            <text:p>Sunflower Oil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table:formula="of:=ROUND(SUM([.B8]*4;[.C8]*9;[.D8]*4 ); 1)" office:value-type="float" office:value="828">
            <text:p>828</text:p>
          </table:table-cell>
        </table:table-row>
        <table:table-row table:style-name="ro2">
          <table:table-cell table:style-name="ce2" office:value-type="string">
            <text:p>Peas</text:p>
          </table:table-cell>
          <table:table-cell office:value-type="float" office:value="6.6">
            <text:p>6.6</text:p>
          </table:table-cell>
          <table:table-cell office:value-type="float" office:value="0.4">
            <text:p>0.4</text:p>
          </table:table-cell>
          <table:table-cell office:value-type="float" office:value="10">
            <text:p>10</text:p>
          </table:table-cell>
          <table:table-cell table:formula="of:=ROUND(SUM([.B9]*4;[.C9]*9;[.D9]*4 ); 1)" office:value-type="float" office:value="70">
            <text:p>70</text:p>
          </table:table-cell>
        </table:table-row>
        <table:table-row table:style-name="ro2">
          <table:table-cell table:style-name="ce2" office:value-type="string">
            <text:p>Pasta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ROUND(SUM([.B10]*4;[.C10]*9;[.D10]*4 ); 1)" office:value-type="float" office:value="354">
            <text:p>354</text:p>
          </table:table-cell>
        </table:table-row>
        <table:table-row table:style-name="ro2">
          <table:table-cell table:style-name="ce2" office:value-type="string">
            <text:p>Parmesan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ROUND(SUM([.B11]*4;[.C11]*9;[.D11]*4 ); 1)" office:value-type="float" office:value="398">
            <text:p>398</text:p>
          </table:table-cell>
        </table:table-row>
        <table:table-row table:style-name="ro2">
          <table:table-cell office:value-type="string">
            <text:p>Baguette</text:p>
          </table:table-cell>
          <table:table-cell office:value-type="float" office:value="8.8">
            <text:p>8.8</text:p>
          </table:table-cell>
          <table:table-cell office:value-type="float" office:value="2.3">
            <text:p>2.3</text:p>
          </table:table-cell>
          <table:table-cell office:value-type="float" office:value="50.4">
            <text:p>50.4</text:p>
          </table:table-cell>
          <table:table-cell table:formula="of:=ROUND(SUM([.B12]*4;[.C12]*9;[.D12]*4 ); 1)" office:value-type="float" office:value="257.5">
            <text:p>257.5</text:p>
          </table:table-cell>
        </table:table-row>
        <table:table-row table:style-name="ro2">
          <table:table-cell office:value-type="string">
            <text:p>Passata</text:p>
          </table:table-cell>
          <table:table-cell office:value-type="float" office:value="1.4">
            <text:p>1.4</text:p>
          </table:table-cell>
          <table:table-cell office:value-type="float" office:value="0.2">
            <text:p>0.2</text:p>
          </table:table-cell>
          <table:table-cell office:value-type="float" office:value="4.3">
            <text:p>4.3</text:p>
          </table:table-cell>
          <table:table-cell table:formula="of:=ROUND(SUM([.B13]*4;[.C13]*9;[.D13]*4 ); 1)" office:value-type="float" office:value="24.6">
            <text:p>24.6</text:p>
          </table:table-cell>
        </table:table-row>
        <table:table-row table:style-name="ro2">
          <table:table-cell office:value-type="string">
            <text:p>Red Onion</text:p>
          </table:table-cell>
          <table:table-cell office:value-type="float" office:value="1.3">
            <text:p>1.3</text:p>
          </table:table-cell>
          <table:table-cell office:value-type="float" office:value="0.2">
            <text:p>0.2</text:p>
          </table:table-cell>
          <table:table-cell office:value-type="float" office:value="9.5">
            <text:p>9.5</text:p>
          </table:table-cell>
          <table:table-cell table:formula="of:=ROUND(SUM([.B14]*4;[.C14]*9;[.D14]*4 ); 1)" office:value-type="float" office:value="45">
            <text:p>45</text:p>
          </table:table-cell>
        </table:table-row>
        <table:table-row table:style-name="ro2">
          <table:table-cell office:value-type="string">
            <text:p>Tomato</text:p>
          </table:table-cell>
          <table:table-cell office:value-type="float" office:value="0.7">
            <text:p>0.7</text:p>
          </table:table-cell>
          <table:table-cell office:value-type="float" office:value="0">
            <text:p>0</text:p>
          </table:table-cell>
          <table:table-cell office:value-type="float" office:value="3.4">
            <text:p>3.4</text:p>
          </table:table-cell>
          <table:table-cell table:formula="of:=ROUND(SUM([.B15]*4;[.C15]*9;[.D15]*4 ); 1)" office:value-type="float" office:value="16.4">
            <text:p>16.4</text:p>
          </table:table-cell>
        </table:table-row>
        <table:table-row table:style-name="ro2">
          <table:table-cell office:value-type="string">
            <text:p>Tomato Sauce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table:formula="of:=ROUND(SUM([.B16]*4;[.C16]*9;[.D16]*4 ); 1)" office:value-type="float" office:value="51.1">
            <text:p>51.1</text:p>
          </table:table-cell>
        </table:table-row>
        <table:table-row table:style-name="ro2">
          <table:table-cell office:value-type="string">
            <text:p>Pork Chop</text:p>
          </table:table-cell>
          <table:table-cell office:value-type="float" office:value="20">
            <text:p>20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table:formula="of:=ROUND(SUM([.B17]*4;[.C17]*9;[.D17]*4 ); 1)" office:value-type="float" office:value="156.5">
            <text:p>156.5</text:p>
          </table:table-cell>
        </table:table-row>
        <table:table-row table:style-name="ro2">
          <table:table-cell office:value-type="string">
            <text:p>Burger Buns</text:p>
          </table:table-cell>
          <table:table-cell office:value-type="float" office:value="9">
            <text:p>9</text:p>
          </table:table-cell>
          <table:table-cell office:value-type="float" office:value="4.8">
            <text:p>4.8</text:p>
          </table:table-cell>
          <table:table-cell office:value-type="float" office:value="50">
            <text:p>50</text:p>
          </table:table-cell>
          <table:table-cell table:formula="of:=ROUND(SUM([.B18]*4;[.C18]*9;[.D18]*4 ); 1)" office:value-type="float" office:value="279.2">
            <text:p>279.2</text:p>
          </table:table-cell>
        </table:table-row>
        <table:table-row table:style-name="ro2">
          <table:table-cell office:value-type="string">
            <text:p>Ketchup</text:p>
          </table:table-cell>
          <table:table-cell office:value-type="float" office:value="1.6">
            <text:p>1.6</text:p>
          </table:table-cell>
          <table:table-cell office:value-type="float" office:value="0.2">
            <text:p>0.2</text:p>
          </table:table-cell>
          <table:table-cell office:value-type="float" office:value="20">
            <text:p>20</text:p>
          </table:table-cell>
          <table:table-cell table:formula="of:=ROUND(SUM([.B19]*4;[.C19]*9;[.D19]*4 ); 1)" office:value-type="float" office:value="88.2">
            <text:p>88.2</text:p>
          </table:table-cell>
        </table:table-row>
        <table:table-row table:style-name="ro2">
          <table:table-cell office:value-type="string">
            <text:p>Packed Salad</text:p>
          </table:table-cell>
          <table:table-cell office:value-type="float" office:value="1.44">
            <text:p>1.44</text:p>
          </table:table-cell>
          <table:table-cell office:value-type="float" office:value="4.67">
            <text:p>4.67</text:p>
          </table:table-cell>
          <table:table-cell office:value-type="float" office:value="4.2">
            <text:p>4.2</text:p>
          </table:table-cell>
          <table:table-cell table:formula="of:=ROUND(SUM([.B20]*4;[.C20]*9;[.D20]*4 ); 1)" office:value-type="float" office:value="64.6">
            <text:p>64.6</text:p>
          </table:table-cell>
        </table:table-row>
        <table:table-row table:style-name="ro2">
          <table:table-cell office:value-type="string">
            <text:p>Chocolate Chip Cookie</text:p>
          </table:table-cell>
          <table:table-cell office:value-type="float" office:value="4.5">
            <text:p>4.5</text:p>
          </table:table-cell>
          <table:table-cell office:value-type="float" office:value="22.2">
            <text:p>22.2</text:p>
          </table:table-cell>
          <table:table-cell office:value-type="float" office:value="60">
            <text:p>60</text:p>
          </table:table-cell>
          <table:table-cell table:formula="of:=ROUND(SUM([.B21]*4;[.C21]*9;[.D21]*4 ); 1)" office:value-type="float" office:value="457.8">
            <text:p>457.8</text:p>
          </table:table-cell>
        </table:table-row>
        <table:table-row table:style-name="ro2">
          <table:table-cell office:value-type="string">
            <text:p>Block Cheese</text:p>
          </table:table-cell>
          <table:table-cell office:value-type="float" office:value="24.6">
            <text:p>24.6</text:p>
          </table:table-cell>
          <table:table-cell office:value-type="float" office:value="31.7">
            <text:p>31.7</text:p>
          </table:table-cell>
          <table:table-cell office:value-type="float" office:value="0">
            <text:p>0</text:p>
          </table:table-cell>
          <table:table-cell table:formula="of:=ROUND(SUM([.B22]*4;[.C22]*9;[.D22]*4 ); 1)" office:value-type="float" office:value="383.7">
            <text:p>383.7</text:p>
          </table:table-cell>
        </table:table-row>
        <table:table-row table:style-name="ro2">
          <table:table-cell office:value-type="string">
            <text:p>Whole Chicken</text:p>
          </table:table-cell>
          <table:table-cell office:value-type="float" office:value="18.6">
            <text:p>18.6</text:p>
          </table:table-cell>
          <table:table-cell office:value-type="float" office:value="11.8">
            <text:p>11.8</text:p>
          </table:table-cell>
          <table:table-cell office:value-type="float" office:value="0">
            <text:p>0</text:p>
          </table:table-cell>
          <table:table-cell table:formula="of:=ROUND(SUM([.B23]*4;[.C23]*9;[.D23]*4 ); 1)" office:value-type="float" office:value="180.6">
            <text:p>180.6</text:p>
          </table:table-cell>
        </table:table-row>
        <table:table-row table:style-name="ro2">
          <table:table-cell office:value-type="string">
            <text:p>Buffalo Mozzarella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0.7">
            <text:p>0.7</text:p>
          </table:table-cell>
          <table:table-cell table:formula="of:=ROUND(SUM([.B24]*4;[.C24]*9;[.D24]*4 ); 1)" office:value-type="float" office:value="261.8">
            <text:p>261.8</text:p>
          </table:table-cell>
        </table:table-row>
        <table:table-row table:style-name="ro3">
          <table:table-cell office:value-type="string">
            <text:p>Champignons</text:p>
          </table:table-cell>
          <table:table-cell office:value-type="float" office:value="3.1">
            <text:p>3.1</text:p>
          </table:table-cell>
          <table:table-cell office:value-type="float" office:value="0.3">
            <text:p>0.3</text:p>
          </table:table-cell>
          <table:table-cell office:value-type="float" office:value="3.3">
            <text:p>3.3</text:p>
          </table:table-cell>
          <table:table-cell table:formula="of:=ROUND(SUM([.B25]*4;[.C25]*9;[.D25]*4 ); 1)" office:value-type="float" office:value="28.3">
            <text:p>28.3</text:p>
          </table:table-cell>
        </table:table-row>
        <table:table-row table:style-name="ro2">
          <table:table-cell office:value-type="string">
            <text:p>Texas Mix Veggies</text:p>
          </table:table-cell>
          <table:table-cell office:value-type="float" office:value="3.49">
            <text:p>3.49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table:formula="of:=ROUND(SUM([.B26]*4;[.C26]*9;[.D26]*4 ); 1)" office:value-type="float" office:value="71.1">
            <text:p>71.1</text:p>
          </table:table-cell>
        </table:table-row>
        <table:table-row table:style-name="ro2">
          <table:table-cell office:value-type="string">
            <text:p>Flour</text:p>
          </table:table-cell>
          <table:table-cell office:value-type="float" office:value="9.8">
            <text:p>9.8</text:p>
          </table:table-cell>
          <table:table-cell office:value-type="float" office:value="1.1">
            <text:p>1.1</text:p>
          </table:table-cell>
          <table:table-cell office:value-type="float" office:value="70.8">
            <text:p>70.8</text:p>
          </table:table-cell>
          <table:table-cell table:formula="of:=ROUND(SUM([.B27]*4;[.C27]*9;[.D27]*4 ); 1)" office:value-type="float" office:value="332.3">
            <text:p>332.3</text:p>
          </table:table-cell>
        </table:table-row>
        <table:table-row table:style-name="ro3">
          <table:table-cell office:value-type="string">
            <text:p>Pink Donut</text:p>
          </table:table-cell>
          <table:table-cell office:value-type="float" office:value="4.8">
            <text:p>4.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ROUND(SUM([.B28]*4;[.C28]*9;[.D28]*4 ); 1)" office:value-type="float" office:value="267.2">
            <text:p>267.2</text:p>
          </table:table-cell>
        </table:table-row>
        <table:table-row table:style-name="ro2">
          <table:table-cell office:value-type="string">
            <text:p>Pizza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table:formula="of:=ROUND(SUM([.B29]*4;[.C29]*9;[.D29]*4 ); 1)" office:value-type="float" office:value="282">
            <text:p>282</text:p>
          </table:table-cell>
        </table:table-row>
        <table:table-row table:style-name="ro2">
          <table:table-cell office:value-type="string">
            <text:p>Pasta Salad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table:formula="of:=ROUND(SUM([.B30]*4;[.C30]*9;[.D30]*4 ); 1)" office:value-type="float" office:value="404">
            <text:p>404</text:p>
          </table:table-cell>
        </table:table-row>
        <table:table-row table:style-name="ro3">
          <table:table-cell table:style-name="ce4" office:value-type="string">
            <text:p>Callentani Pasta</text:p>
          </table:table-cell>
          <table:table-cell office:value-type="float" office:value="11.5">
            <text:p>11.5</text:p>
          </table:table-cell>
          <table:table-cell office:value-type="float" office:value="1.9">
            <text:p>1.9</text:p>
          </table:table-cell>
          <table:table-cell office:value-type="float" office:value="71.8">
            <text:p>71.8</text:p>
          </table:table-cell>
          <table:table-cell table:formula="of:=ROUND(SUM([.B31]*4;[.C31]*9;[.D31]*4 ); 1)" office:value-type="float" office:value="350.3">
            <text:p>350.3</text:p>
          </table:table-cell>
        </table:table-row>
        <table:table-row table:style-name="ro2">
          <table:table-cell table:style-name="ce4" office:value-type="string">
            <text:p>Corn</text:p>
          </table:table-cell>
          <table:table-cell office:value-type="float" office:value="2.5">
            <text:p>2.5</text:p>
          </table:table-cell>
          <table:table-cell office:value-type="float" office:value="1.2">
            <text:p>1.2</text:p>
          </table:table-cell>
          <table:table-cell office:value-type="float" office:value="10.5">
            <text:p>10.5</text:p>
          </table:table-cell>
          <table:table-cell table:formula="of:=ROUND(SUM([.B32]*4;[.C32]*9;[.D32]*4 ); 1)" office:value-type="float" office:value="62.8">
            <text:p>62.8</text:p>
          </table:table-cell>
        </table:table-row>
        <table:table-row table:style-name="ro2">
          <table:table-cell office:value-type="string">
            <text:p>Feta Cheese</text:p>
          </table:table-cell>
          <table:table-cell office:value-type="float" office:value="17.5">
            <text:p>17.5</text:p>
          </table:table-cell>
          <table:table-cell office:value-type="float" office:value="24">
            <text:p>24</text:p>
          </table:table-cell>
          <table:table-cell office:value-type="float" office:value="0.2">
            <text:p>0.2</text:p>
          </table:table-cell>
          <table:table-cell table:formula="of:=ROUND(SUM([.B33]*4;[.C33]*9;[.D33]*4 ); 1)" office:value-type="float" office:value="286.8">
            <text:p>286.8</text:p>
          </table:table-cell>
        </table:table-row>
        <table:table-row table:style-name="ro2">
          <table:table-cell table:style-name="ce4" office:value-type="string">
            <text:p>Black Beans</text:p>
          </table:table-cell>
          <table:table-cell office:value-type="float" office:value="7.6">
            <text:p>7.6</text:p>
          </table:table-cell>
          <table:table-cell office:value-type="float" office:value="0.6">
            <text:p>0.6</text:p>
          </table:table-cell>
          <table:table-cell office:value-type="float" office:value="15">
            <text:p>15</text:p>
          </table:table-cell>
          <table:table-cell table:formula="of:=ROUND(SUM([.B34]*4;[.C34]*9;[.D34]*4 ); 1)" office:value-type="float" office:value="95.8">
            <text:p>95.8</text:p>
          </table:table-cell>
        </table:table-row>
        <table:table-row table:style-name="ro2">
          <table:table-cell table:style-name="ce4" office:value-type="string">
            <text:p><text:s/>Yogurt Dressing</text:p>
          </table:table-cell>
          <table:table-cell office:value-type="float" office:value="1">
            <text:p>1</text:p>
          </table:table-cell>
          <table:table-cell office:value-type="float" office:value="19.6">
            <text:p>19.6</text:p>
          </table:table-cell>
          <table:table-cell office:value-type="float" office:value="6.4">
            <text:p>6.4</text:p>
          </table:table-cell>
          <table:table-cell table:formula="of:=ROUND(SUM([.B35]*4;[.C35]*9;[.D35]*4 ); 1)" office:value-type="float" office:value="206">
            <text:p>206</text:p>
          </table:table-cell>
        </table:table-row>
        <table:table-row table:style-name="ro2" table:number-rows-repeated="2">
          <table:table-cell table:style-name="ce4"/>
          <table:table-cell table:number-columns-repeated="3"/>
          <table:table-cell table:style-name="ce4"/>
        </table:table-row>
        <table:table-row table:style-name="ro2">
          <table:table-cell table:style-name="ce4"/>
          <table:table-cell table:number-columns-repeated="3"/>
          <table:table-cell table:style-name="ce4"/>
        </table:table-row>
      </table:table>
      <table:table table:name="Sheet2" table:style-name="ta1" table:print="false"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8" table:default-cell-style-name="ce22"/>
        <table:table-column table:style-name="co2" table:default-cell-style-name="ce22"/>
        <table:table-column table:style-name="co2" table:number-columns-repeated="1009" table:default-cell-style-name="Default"/>
        <table:table-row table:style-name="ro1">
          <table:table-cell table:style-name="ce8"/>
          <table:table-cell table:style-name="ce10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3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8" office:value-type="string">
            <text:p>Quantity</text:p>
          </table:table-cell>
          <table:table-cell table:style-name="ce16" office:value-type="string">
            <text:p>Ingredient</text:p>
          </table:table-cell>
          <table:table-cell table:style-name="ce19" office:value-type="string">
            <text:p>Quantity</text:p>
          </table:table-cell>
          <table:table-cell table:style-name="ce23" office:value-type="string">
            <text:p>P</text:p>
          </table:table-cell>
          <table:table-cell table:style-name="ce23" office:value-type="string">
            <text:p>F</text:p>
          </table:table-cell>
          <table:table-cell table:style-name="ce27" office:value-type="string">
            <text:p>C</text:p>
          </table:table-cell>
          <table:table-cell table:style-name="ce29" office:value-type="string">
            <text:p>Calories</text:p>
          </table:table-cell>
          <table:table-cell table:number-columns-repeated="1009"/>
        </table:table-row>
        <table:table-row table:style-name="ro4">
          <table:table-cell table:style-name="ce9" office:value-type="string">
            <text:p>Breakfast</text:p>
          </table:table-cell>
          <table:table-cell table:style-name="ce11" office:value-type="string">
            <text:p>Pizza</text:p>
          </table:table-cell>
          <table:table-cell table:style-name="ce14" office:value-type="float" office:value="200">
            <text:p>200</text:p>
          </table:table-cell>
          <table:table-cell table:style-name="ce15"/>
          <table:table-cell table:style-name="ce14"/>
          <table:table-cell table:style-name="ce17"/>
          <table:table-cell table:style-name="ce14"/>
          <table:table-cell table:style-name="ce15"/>
          <table:table-cell table:style-name="ce14"/>
          <table:table-cell table:style-name="ce15"/>
          <table:table-cell table:style-name="ce20"/>
          <table:table-cell table:style-name="ce24" table:formula="of:=TEXT(  ROUND(SUM( IF (AND(CELL(&quot;TYPE&quot;; [.C2]) = &quot;v&quot;; CELL(&quot;TYPE&quot;; [.B2]) = &quot;l&quot;); INDIRECT(ADDRESS(MATCH(CELL(&quot;CONTENTS&quot;; [.B2]); [Sheet1.$A$2:.$A$100]; 0)+1;2;4;1;&quot;Sheet1&quot;)); 0) * SUM(CELL(&quot;CONTENTS&quot;; [.C2])/100) +  IF (AND(CELL(&quot;TYPE&quot;; [.E2]) = &quot;v&quot;; CELL(&quot;TYPE&quot;; [.D2]) = &quot;l&quot;); INDIRECT(ADDRESS(MATCH(CELL(&quot;CONTENTS&quot;; [.D2]); [$Sheet1.$A$2:.$A$100]; 0)+1;2;4;1;&quot;Sheet1&quot;)); 0) * SUM(CELL(&quot;CONTENTS&quot;; [.E2])/100) +  IF (AND(CELL(&quot;TYPE&quot;; [.G2]) = &quot;v&quot;; CELL(&quot;TYPE&quot;; [.F2]) = &quot;l&quot;); INDIRECT(ADDRESS(MATCH(CELL(&quot;CONTENTS&quot;; [.F2]); [$Sheet1.$A$2:.$A$100]; 0)+1;2;4;1;&quot;Sheet1&quot;)); 0) * SUM(CELL(&quot;CONTENTS&quot;; [.G2])/100) +  IF (AND(CELL(&quot;TYPE&quot;; [.I2]) = &quot;v&quot;; CELL(&quot;TYPE&quot;; [.H2]) = &quot;l&quot;); INDIRECT(ADDRESS(MATCH(CELL(&quot;CONTENTS&quot;; [.H2]); [$Sheet1.$A$2:.$A$100]; 0)+1;2;4;1;&quot;Sheet1&quot;)); 0) * SUM(CELL(&quot;CONTENTS&quot;; [.I2])/100) +  IF (AND(CELL(&quot;TYPE&quot;; [.K2]) = &quot;v&quot;; CELL(&quot;TYPE&quot;; [.J2]) = &quot;l&quot;); INDIRECT(ADDRESS(MATCH(CELL(&quot;CONTENTS&quot;; [.J2]); [$Sheet1.$A$2:.$A$100]; 0)+1;2;4;1;&quot;Sheet1&quot;)); 0) * SUM(CELL(&quot;CONTENTS&quot;; [.K2])/100)); 1);   &quot;General&quot;)" office:value-type="string" office:string-value="24">
            <text:p>24</text:p>
          </table:table-cell>
          <table:table-cell table:style-name="ce26" table:formula="of:=TEXT(  ROUND(SUM( IF (AND(CELL(&quot;TYPE&quot;; [.C2]) = &quot;v&quot;; CELL(&quot;TYPE&quot;; [.B2]) = &quot;l&quot;); INDIRECT(ADDRESS(MATCH(CELL(&quot;CONTENTS&quot;; [.B2]); [Sheet1.$A$2:.$A$100]; 0)+1;3;4;1;&quot;Sheet1&quot;)); 0) * SUM(CELL(&quot;CONTENTS&quot;; [.C2])/100) +  IF (AND(CELL(&quot;TYPE&quot;; [.E2]) = &quot;v&quot;; CELL(&quot;TYPE&quot;; [.D2]) = &quot;l&quot;); INDIRECT(ADDRESS(MATCH(CELL(&quot;CONTENTS&quot;; [.D2]); [Sheet1.$A$2:.$A$100]; 0)+1;3;4;1;&quot;Sheet1&quot;)); 0) * SUM(CELL(&quot;CONTENTS&quot;; [.E2])/100) +  IF (AND(CELL(&quot;TYPE&quot;; [.G2]) = &quot;v&quot;; CELL(&quot;TYPE&quot;; [.F2]) = &quot;l&quot;); INDIRECT(ADDRESS(MATCH(CELL(&quot;CONTENTS&quot;; [.F2]); [Sheet1.$A$2:.$A$100]; 0)+1;3;4;1;&quot;Sheet1&quot;)); 0) * SUM(CELL(&quot;CONTENTS&quot;; [.G2])/100) +  IF (AND(CELL(&quot;TYPE&quot;; [.I2]) = &quot;v&quot;; CELL(&quot;TYPE&quot;; [.H2]) = &quot;l&quot;); INDIRECT(ADDRESS(MATCH(CELL(&quot;CONTENTS&quot;; [.H2]); [Sheet1.$A$2:.$A$100]; 0)+1;3;4;1;&quot;Sheet1&quot;)); 0) * SUM(CELL(&quot;CONTENTS&quot;; [.I2])/100) +  IF (AND(CELL(&quot;TYPE&quot;; [.K2]) = &quot;v&quot;; CELL(&quot;TYPE&quot;; [.J2]) = &quot;l&quot;); INDIRECT(ADDRESS(MATCH(CELL(&quot;CONTENTS&quot;; [.J2]); [Sheet1.$A$2:.$A$100]; 0)+1;3;4;1;&quot;Sheet1&quot;)); 0) * SUM(CELL(&quot;CONTENTS&quot;; [.K2])/100)); 1);   &quot;General&quot;)" office:value-type="string" office:string-value="20">
            <text:p>20</text:p>
          </table:table-cell>
          <table:table-cell table:style-name="ce28" table:formula="of:=TEXT(  ROUND(SUM( IF (AND(CELL(&quot;TYPE&quot;; [.C2]) = &quot;v&quot;; CELL(&quot;TYPE&quot;; [.B2]) = &quot;l&quot;); INDIRECT(ADDRESS(MATCH(CELL(&quot;CONTENTS&quot;; [.B2]); [Sheet1.$A$2:.$A$100]; 0)+1;4;4;1;&quot;Sheet1&quot;)); 0) * SUM(CELL(&quot;CONTENTS&quot;; [.C2])/100) +  IF (AND(CELL(&quot;TYPE&quot;; [.E2]) = &quot;v&quot;; CELL(&quot;TYPE&quot;; [.D2]) = &quot;l&quot;); INDIRECT(ADDRESS(MATCH(CELL(&quot;CONTENTS&quot;; [.D2]); [Sheet1.$A$2:.$A$100]; 0)+1;4;4;1;&quot;Sheet1&quot;)); 0) * SUM(CELL(&quot;CONTENTS&quot;; [.E2])/100) +  IF (AND(CELL(&quot;TYPE&quot;; [.G2]) = &quot;v&quot;; CELL(&quot;TYPE&quot;; [.F2]) = &quot;l&quot;); INDIRECT(ADDRESS(MATCH(CELL(&quot;CONTENTS&quot;; [.F2]); [Sheet1.$A$2:.$A$100]; 0)+1;4;4;1;&quot;Sheet1&quot;)); 0) * SUM(CELL(&quot;CONTENTS&quot;; [.G2])/100) +  IF (AND(CELL(&quot;TYPE&quot;; [.I2]) = &quot;v&quot;; CELL(&quot;TYPE&quot;; [.H2]) = &quot;l&quot;); INDIRECT(ADDRESS(MATCH(CELL(&quot;CONTENTS&quot;; [.H2]); [Sheet1.$A$2:.$A$100]; 0)+1;4;4;1;&quot;Sheet1&quot;)); 0) * SUM(CELL(&quot;CONTENTS&quot;; [.I2])/100) +  IF (AND(CELL(&quot;TYPE&quot;; [.K2]) = &quot;v&quot;; CELL(&quot;TYPE&quot;; [.J2]) = &quot;l&quot;); INDIRECT(ADDRESS(MATCH(CELL(&quot;CONTENTS&quot;; [.J2]); [Sheet1.$A$2:.$A$100]; 0)+1;4;4;1;&quot;Sheet1&quot;)); 0) * SUM(CELL(&quot;CONTENTS&quot;; [.K2])/100)); 1);   &quot;General&quot;)" office:value-type="string" office:string-value="72">
            <text:p>72</text:p>
          </table:table-cell>
          <table:table-cell table:style-name="ce28" table:formula="of:=ROUND(SUM(VALUE(CELL(&quot;CONTENTS&quot;;[.L2])) * 4; VALUE(CELL(&quot;CONTENTS&quot;;[.M2])) * 9; VALUE(CELL(&quot;CONTENTS&quot;;[.N2])) * 4); 1)" office:value-type="float" office:value="564">
            <text:p>564</text:p>
          </table:table-cell>
          <table:table-cell table:style-name="ce30" table:number-columns-repeated="1009"/>
        </table:table-row>
        <table:table-row table:style-name="ro4">
          <table:table-cell table:style-name="ce9" office:value-type="string">
            <text:p>Lunch</text:p>
          </table:table-cell>
          <table:table-cell table:style-name="ce12" office:value-type="string">
            <text:p>Whole Chicken</text:p>
          </table:table-cell>
          <table:table-cell table:style-name="ce15" office:value-type="float" office:value="500">
            <text:p>500</text:p>
          </table:table-cell>
          <table:table-cell table:style-name="ce15" office:value-type="string">
            <text:p>Potatoes</text:p>
          </table:table-cell>
          <table:table-cell table:style-name="ce15" office:value-type="float" office:value="700">
            <text:p>700</text:p>
          </table:table-cell>
          <table:table-cell table:style-name="ce15" table:number-columns-repeated="5"/>
          <table:table-cell table:style-name="ce21"/>
          <table:table-cell table:style-name="ce24" table:formula="of:=TEXT(  ROUND(SUM( IF (AND(CELL(&quot;TYPE&quot;; [.C3]) = &quot;v&quot;; CELL(&quot;TYPE&quot;; [.B3]) = &quot;l&quot;); INDIRECT(ADDRESS(MATCH(CELL(&quot;CONTENTS&quot;; [.B3]); [Sheet1.$A$2:.$A$100]; 0)+1;2;4;1;&quot;Sheet1&quot;)); 0) * SUM(CELL(&quot;CONTENTS&quot;; [.C3])/100) +  IF (AND(CELL(&quot;TYPE&quot;; [.E3]) = &quot;v&quot;; CELL(&quot;TYPE&quot;; [.D3]) = &quot;l&quot;); INDIRECT(ADDRESS(MATCH(CELL(&quot;CONTENTS&quot;; [.D3]); [$Sheet1.$A$2:.$A$100]; 0)+1;2;4;1;&quot;Sheet1&quot;)); 0) * SUM(CELL(&quot;CONTENTS&quot;; [.E3])/100) +  IF (AND(CELL(&quot;TYPE&quot;; [.G3]) = &quot;v&quot;; CELL(&quot;TYPE&quot;; [.F3]) = &quot;l&quot;); INDIRECT(ADDRESS(MATCH(CELL(&quot;CONTENTS&quot;; [.F3]); [$Sheet1.$A$2:.$A$100]; 0)+1;2;4;1;&quot;Sheet1&quot;)); 0) * SUM(CELL(&quot;CONTENTS&quot;; [.G3])/100) +  IF (AND(CELL(&quot;TYPE&quot;; [.I3]) = &quot;v&quot;; CELL(&quot;TYPE&quot;; [.H3]) = &quot;l&quot;); INDIRECT(ADDRESS(MATCH(CELL(&quot;CONTENTS&quot;; [.H3]); [$Sheet1.$A$2:.$A$100]; 0)+1;2;4;1;&quot;Sheet1&quot;)); 0) * SUM(CELL(&quot;CONTENTS&quot;; [.I3])/100) +  IF (AND(CELL(&quot;TYPE&quot;; [.K3]) = &quot;v&quot;; CELL(&quot;TYPE&quot;; [.J3]) = &quot;l&quot;); INDIRECT(ADDRESS(MATCH(CELL(&quot;CONTENTS&quot;; [.J3]); [$Sheet1.$A$2:.$A$100]; 0)+1;2;4;1;&quot;Sheet1&quot;)); 0) * SUM(CELL(&quot;CONTENTS&quot;; [.K3])/100)); 1);   &quot;General&quot;)" office:value-type="string" office:string-value="111.2">
            <text:p>111.2</text:p>
          </table:table-cell>
          <table:table-cell table:style-name="ce26" table:formula="of:=TEXT(  ROUND(SUM( IF (AND(CELL(&quot;TYPE&quot;; [.C3]) = &quot;v&quot;; CELL(&quot;TYPE&quot;; [.B3]) = &quot;l&quot;); INDIRECT(ADDRESS(MATCH(CELL(&quot;CONTENTS&quot;; [.B3]); [Sheet1.$A$2:.$A$100]; 0)+1;3;4;1;&quot;Sheet1&quot;)); 0) * SUM(CELL(&quot;CONTENTS&quot;; [.C3])/100) +  IF (AND(CELL(&quot;TYPE&quot;; [.E3]) = &quot;v&quot;; CELL(&quot;TYPE&quot;; [.D3]) = &quot;l&quot;); INDIRECT(ADDRESS(MATCH(CELL(&quot;CONTENTS&quot;; [.D3]); [Sheet1.$A$2:.$A$100]; 0)+1;3;4;1;&quot;Sheet1&quot;)); 0) * SUM(CELL(&quot;CONTENTS&quot;; [.E3])/100) +  IF (AND(CELL(&quot;TYPE&quot;; [.G3]) = &quot;v&quot;; CELL(&quot;TYPE&quot;; [.F3]) = &quot;l&quot;); INDIRECT(ADDRESS(MATCH(CELL(&quot;CONTENTS&quot;; [.F3]); [Sheet1.$A$2:.$A$100]; 0)+1;3;4;1;&quot;Sheet1&quot;)); 0) * SUM(CELL(&quot;CONTENTS&quot;; [.G3])/100) +  IF (AND(CELL(&quot;TYPE&quot;; [.I3]) = &quot;v&quot;; CELL(&quot;TYPE&quot;; [.H3]) = &quot;l&quot;); INDIRECT(ADDRESS(MATCH(CELL(&quot;CONTENTS&quot;; [.H3]); [Sheet1.$A$2:.$A$100]; 0)+1;3;4;1;&quot;Sheet1&quot;)); 0) * SUM(CELL(&quot;CONTENTS&quot;; [.I3])/100) +  IF (AND(CELL(&quot;TYPE&quot;; [.K3]) = &quot;v&quot;; CELL(&quot;TYPE&quot;; [.J3]) = &quot;l&quot;); INDIRECT(ADDRESS(MATCH(CELL(&quot;CONTENTS&quot;; [.J3]); [Sheet1.$A$2:.$A$100]; 0)+1;3;4;1;&quot;Sheet1&quot;)); 0) * SUM(CELL(&quot;CONTENTS&quot;; [.K3])/100)); 1);   &quot;General&quot;)" office:value-type="string" office:string-value="59">
            <text:p>59</text:p>
          </table:table-cell>
          <table:table-cell table:style-name="ce28" table:formula="of:=TEXT(  ROUND(SUM( IF (AND(CELL(&quot;TYPE&quot;; [.C3]) = &quot;v&quot;; CELL(&quot;TYPE&quot;; [.B3]) = &quot;l&quot;); INDIRECT(ADDRESS(MATCH(CELL(&quot;CONTENTS&quot;; [.B3]); [Sheet1.$A$2:.$A$100]; 0)+1;4;4;1;&quot;Sheet1&quot;)); 0) * SUM(CELL(&quot;CONTENTS&quot;; [.C3])/100) +  IF (AND(CELL(&quot;TYPE&quot;; [.E3]) = &quot;v&quot;; CELL(&quot;TYPE&quot;; [.D3]) = &quot;l&quot;); INDIRECT(ADDRESS(MATCH(CELL(&quot;CONTENTS&quot;; [.D3]); [Sheet1.$A$2:.$A$100]; 0)+1;4;4;1;&quot;Sheet1&quot;)); 0) * SUM(CELL(&quot;CONTENTS&quot;; [.E3])/100) +  IF (AND(CELL(&quot;TYPE&quot;; [.G3]) = &quot;v&quot;; CELL(&quot;TYPE&quot;; [.F3]) = &quot;l&quot;); INDIRECT(ADDRESS(MATCH(CELL(&quot;CONTENTS&quot;; [.F3]); [Sheet1.$A$2:.$A$100]; 0)+1;4;4;1;&quot;Sheet1&quot;)); 0) * SUM(CELL(&quot;CONTENTS&quot;; [.G3])/100) +  IF (AND(CELL(&quot;TYPE&quot;; [.I3]) = &quot;v&quot;; CELL(&quot;TYPE&quot;; [.H3]) = &quot;l&quot;); INDIRECT(ADDRESS(MATCH(CELL(&quot;CONTENTS&quot;; [.H3]); [Sheet1.$A$2:.$A$100]; 0)+1;4;4;1;&quot;Sheet1&quot;)); 0) * SUM(CELL(&quot;CONTENTS&quot;; [.I3])/100) +  IF (AND(CELL(&quot;TYPE&quot;; [.K3]) = &quot;v&quot;; CELL(&quot;TYPE&quot;; [.J3]) = &quot;l&quot;); INDIRECT(ADDRESS(MATCH(CELL(&quot;CONTENTS&quot;; [.J3]); [Sheet1.$A$2:.$A$100]; 0)+1;4;4;1;&quot;Sheet1&quot;)); 0) * SUM(CELL(&quot;CONTENTS&quot;; [.K3])/100)); 1);   &quot;General&quot;)" office:value-type="string" office:string-value="154">
            <text:p>154</text:p>
          </table:table-cell>
          <table:table-cell table:style-name="ce28" table:formula="of:=ROUND(SUM(VALUE(CELL(&quot;CONTENTS&quot;;[.L3])) * 4; VALUE(CELL(&quot;CONTENTS&quot;;[.M3])) * 9; VALUE(CELL(&quot;CONTENTS&quot;;[.N3])) * 4); 1)" office:value-type="float" office:value="1591.8">
            <text:p>1591.8</text:p>
          </table:table-cell>
          <table:table-cell table:style-name="ce30" table:number-columns-repeated="1009"/>
        </table:table-row>
        <table:table-row table:style-name="ro4">
          <table:table-cell table:style-name="ce9" office:value-type="string">
            <text:p>Dinner</text:p>
          </table:table-cell>
          <table:table-cell table:style-name="ce12" office:value-type="string">
            <text:p>Callentani Pasta</text:p>
          </table:table-cell>
          <table:table-cell table:style-name="ce15" office:value-type="float" office:value="250">
            <text:p>250</text:p>
          </table:table-cell>
          <table:table-cell table:style-name="ce15" office:value-type="string">
            <text:p>Corn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Feta Cheese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Black Beans</text:p>
          </table:table-cell>
          <table:table-cell table:style-name="ce15" office:value-type="float" office:value="250">
            <text:p>250</text:p>
          </table:table-cell>
          <table:table-cell table:style-name="ce15" office:value-type="string">
            <text:p>Tomato</text:p>
          </table:table-cell>
          <table:table-cell table:style-name="ce21" office:value-type="float" office:value="232">
            <text:p>232</text:p>
          </table:table-cell>
          <table:table-cell table:style-name="ce24" table:formula="of:=TEXT(  ROUND(SUM( IF (AND(CELL(&quot;TYPE&quot;; [.C4]) = &quot;v&quot;; CELL(&quot;TYPE&quot;; [.B4]) = &quot;l&quot;); INDIRECT(ADDRESS(MATCH(CELL(&quot;CONTENTS&quot;; [.B4]); [Sheet1.$A$2:.$A$100]; 0)+1;2;4;1;&quot;Sheet1&quot;)); 0) * SUM(CELL(&quot;CONTENTS&quot;; [.C4])/100) +  IF (AND(CELL(&quot;TYPE&quot;; [.E4]) = &quot;v&quot;; CELL(&quot;TYPE&quot;; [.D4]) = &quot;l&quot;); INDIRECT(ADDRESS(MATCH(CELL(&quot;CONTENTS&quot;; [.D4]); [$Sheet1.$A$2:.$A$100]; 0)+1;2;4;1;&quot;Sheet1&quot;)); 0) * SUM(CELL(&quot;CONTENTS&quot;; [.E4])/100) +  IF (AND(CELL(&quot;TYPE&quot;; [.G4]) = &quot;v&quot;; CELL(&quot;TYPE&quot;; [.F4]) = &quot;l&quot;); INDIRECT(ADDRESS(MATCH(CELL(&quot;CONTENTS&quot;; [.F4]); [$Sheet1.$A$2:.$A$100]; 0)+1;2;4;1;&quot;Sheet1&quot;)); 0) * SUM(CELL(&quot;CONTENTS&quot;; [.G4])/100) +  IF (AND(CELL(&quot;TYPE&quot;; [.I4]) = &quot;v&quot;; CELL(&quot;TYPE&quot;; [.H4]) = &quot;l&quot;); INDIRECT(ADDRESS(MATCH(CELL(&quot;CONTENTS&quot;; [.H4]); [$Sheet1.$A$2:.$A$100]; 0)+1;2;4;1;&quot;Sheet1&quot;)); 0) * SUM(CELL(&quot;CONTENTS&quot;; [.I4])/100) +  IF (AND(CELL(&quot;TYPE&quot;; [.K4]) = &quot;v&quot;; CELL(&quot;TYPE&quot;; [.J4]) = &quot;l&quot;); INDIRECT(ADDRESS(MATCH(CELL(&quot;CONTENTS&quot;; [.J4]); [$Sheet1.$A$2:.$A$100]; 0)+1;2;4;1;&quot;Sheet1&quot;)); 0) * SUM(CELL(&quot;CONTENTS&quot;; [.K4])/100)); 1);   &quot;General&quot;)" office:value-type="string" office:string-value="78.1">
            <text:p>78.1</text:p>
          </table:table-cell>
          <table:table-cell table:style-name="ce26" table:formula="of:=TEXT(  ROUND(SUM( IF (AND(CELL(&quot;TYPE&quot;; [.C4]) = &quot;v&quot;; CELL(&quot;TYPE&quot;; [.B4]) = &quot;l&quot;); INDIRECT(ADDRESS(MATCH(CELL(&quot;CONTENTS&quot;; [.B4]); [Sheet1.$A$2:.$A$100]; 0)+1;3;4;1;&quot;Sheet1&quot;)); 0) * SUM(CELL(&quot;CONTENTS&quot;; [.C4])/100) +  IF (AND(CELL(&quot;TYPE&quot;; [.E4]) = &quot;v&quot;; CELL(&quot;TYPE&quot;; [.D4]) = &quot;l&quot;); INDIRECT(ADDRESS(MATCH(CELL(&quot;CONTENTS&quot;; [.D4]); [Sheet1.$A$2:.$A$100]; 0)+1;3;4;1;&quot;Sheet1&quot;)); 0) * SUM(CELL(&quot;CONTENTS&quot;; [.E4])/100) +  IF (AND(CELL(&quot;TYPE&quot;; [.G4]) = &quot;v&quot;; CELL(&quot;TYPE&quot;; [.F4]) = &quot;l&quot;); INDIRECT(ADDRESS(MATCH(CELL(&quot;CONTENTS&quot;; [.F4]); [Sheet1.$A$2:.$A$100]; 0)+1;3;4;1;&quot;Sheet1&quot;)); 0) * SUM(CELL(&quot;CONTENTS&quot;; [.G4])/100) +  IF (AND(CELL(&quot;TYPE&quot;; [.I4]) = &quot;v&quot;; CELL(&quot;TYPE&quot;; [.H4]) = &quot;l&quot;); INDIRECT(ADDRESS(MATCH(CELL(&quot;CONTENTS&quot;; [.H4]); [Sheet1.$A$2:.$A$100]; 0)+1;3;4;1;&quot;Sheet1&quot;)); 0) * SUM(CELL(&quot;CONTENTS&quot;; [.I4])/100) +  IF (AND(CELL(&quot;TYPE&quot;; [.K4]) = &quot;v&quot;; CELL(&quot;TYPE&quot;; [.J4]) = &quot;l&quot;); INDIRECT(ADDRESS(MATCH(CELL(&quot;CONTENTS&quot;; [.J4]); [Sheet1.$A$2:.$A$100]; 0)+1;3;4;1;&quot;Sheet1&quot;)); 0) * SUM(CELL(&quot;CONTENTS&quot;; [.K4])/100)); 1);   &quot;General&quot;)" office:value-type="string" office:string-value="43.5">
            <text:p>43.5</text:p>
          </table:table-cell>
          <table:table-cell table:style-name="ce28" table:formula="of:=TEXT(  ROUND(SUM( IF (AND(CELL(&quot;TYPE&quot;; [.C4]) = &quot;v&quot;; CELL(&quot;TYPE&quot;; [.B4]) = &quot;l&quot;); INDIRECT(ADDRESS(MATCH(CELL(&quot;CONTENTS&quot;; [.B4]); [Sheet1.$A$2:.$A$100]; 0)+1;4;4;1;&quot;Sheet1&quot;)); 0) * SUM(CELL(&quot;CONTENTS&quot;; [.C4])/100) +  IF (AND(CELL(&quot;TYPE&quot;; [.E4]) = &quot;v&quot;; CELL(&quot;TYPE&quot;; [.D4]) = &quot;l&quot;); INDIRECT(ADDRESS(MATCH(CELL(&quot;CONTENTS&quot;; [.D4]); [Sheet1.$A$2:.$A$100]; 0)+1;4;4;1;&quot;Sheet1&quot;)); 0) * SUM(CELL(&quot;CONTENTS&quot;; [.E4])/100) +  IF (AND(CELL(&quot;TYPE&quot;; [.G4]) = &quot;v&quot;; CELL(&quot;TYPE&quot;; [.F4]) = &quot;l&quot;); INDIRECT(ADDRESS(MATCH(CELL(&quot;CONTENTS&quot;; [.F4]); [Sheet1.$A$2:.$A$100]; 0)+1;4;4;1;&quot;Sheet1&quot;)); 0) * SUM(CELL(&quot;CONTENTS&quot;; [.G4])/100) +  IF (AND(CELL(&quot;TYPE&quot;; [.I4]) = &quot;v&quot;; CELL(&quot;TYPE&quot;; [.H4]) = &quot;l&quot;); INDIRECT(ADDRESS(MATCH(CELL(&quot;CONTENTS&quot;; [.H4]); [Sheet1.$A$2:.$A$100]; 0)+1;4;4;1;&quot;Sheet1&quot;)); 0) * SUM(CELL(&quot;CONTENTS&quot;; [.I4])/100) +  IF (AND(CELL(&quot;TYPE&quot;; [.K4]) = &quot;v&quot;; CELL(&quot;TYPE&quot;; [.J4]) = &quot;l&quot;); INDIRECT(ADDRESS(MATCH(CELL(&quot;CONTENTS&quot;; [.J4]); [Sheet1.$A$2:.$A$100]; 0)+1;4;4;1;&quot;Sheet1&quot;)); 0) * SUM(CELL(&quot;CONTENTS&quot;; [.K4])/100)); 1);   &quot;General&quot;)" office:value-type="string" office:string-value="235.7">
            <text:p>235.7</text:p>
          </table:table-cell>
          <table:table-cell table:style-name="ce28" table:formula="of:=ROUND(SUM(VALUE(CELL(&quot;CONTENTS&quot;;[.L4])) * 4; VALUE(CELL(&quot;CONTENTS&quot;;[.M4])) * 9; VALUE(CELL(&quot;CONTENTS&quot;;[.N4])) * 4); 1)" office:value-type="float" office:value="1646.7">
            <text:p>1646.7</text:p>
          </table:table-cell>
          <table:table-cell table:style-name="ce30" table:number-columns-repeated="1009"/>
        </table:table-row>
        <table:table-row table:style-name="ro4">
          <table:table-cell table:style-name="ce9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25"/>
          <table:table-cell table:style-name="ce26"/>
          <table:table-cell table:style-name="ce28" table:number-columns-repeated="2"/>
          <table:table-cell table:number-columns-repeated="1009"/>
        </table:table-row>
        <table:table-row table:style-name="ro4">
          <table:table-cell table:style-name="ce9"/>
          <table:table-cell/>
          <table:table-cell table:style-name="ce4" table:number-columns-repeated="8"/>
          <table:table-cell table:style-name="ce7"/>
          <table:table-cell table:style-name="ce25"/>
          <table:table-cell table:style-name="ce26"/>
          <table:table-cell table:style-name="ce28" table:number-columns-repeated="2"/>
          <table:table-cell table:number-columns-repeated="1009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1/29/2018</text:date>, <text:time>02:0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Cain</meta:initial-creator>
    <meta:creation-date>2018-01-25T07:35:04.10</meta:creation-date>
    <dc:date>2018-01-28T08:36:57.21</dc:date>
    <dc:creator>Ada Cain</dc:creator>
    <meta:editing-duration>PT13H12M</meta:editing-duration>
    <meta:editing-cycles>10</meta:editing-cycles>
    <meta:generator>OpenOffice/4.1.5$Win32 OpenOffice.org_project/415m1$Build-9789</meta:generator>
    <meta:document-statistic meta:table-count="3" meta:cell-count="220" meta:object-count="0"/>
  </office:meta>
</office:document-meta>
</file>